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’</text:p>
          </table:table-cell>
          <table:table-cell office:value-type="string" calcext:value-type="string">
            <text:p>u’’’</text:p>
          </table:table-cell>
          <table:table-cell office:value-type="string" calcext:value-type="string">
            <text:p>rhs_1</text:p>
          </table:table-cell>
          <table:table-cell office:value-type="string" calcext:value-type="string">
            <text:p>k_1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623" calcext:value-type="float">
            <text:p>1.07623</text:p>
          </table:table-cell>
          <table:table-cell office:value-type="float" office:value="-1.31443" calcext:value-type="float">
            <text:p>-1.31443</text:p>
          </table:table-cell>
          <table:table-cell office:value-type="float" office:value="1.31443" calcext:value-type="float">
            <text:p>1.31443</text:p>
          </table:table-cell>
          <table:table-cell table:number-columns-repeated="20"/>
        </table:table-row>
        <table:table-row table:style-name="ro1">
          <table:table-cell office:value-type="float" office:value="0.479426" calcext:value-type="float">
            <text:p>0.479426</text:p>
          </table:table-cell>
          <table:table-cell office:value-type="float" office:value="0.930112" calcext:value-type="float">
            <text:p>0.930112</text:p>
          </table:table-cell>
          <table:table-cell office:value-type="float" office:value="-1.02313" calcext:value-type="float">
            <text:p>-1.02313</text:p>
          </table:table-cell>
          <table:table-cell office:value-type="float" office:value="-1.65239" calcext:value-type="float">
            <text:p>-1.65239</text:p>
          </table:table-cell>
          <table:table-cell table:number-columns-repeated="20"/>
        </table:table-row>
        <table:table-row table:style-name="ro1">
          <table:table-cell office:value-type="float" office:value="0.841471" calcext:value-type="float">
            <text:p>0.841471</text:p>
          </table:table-cell>
          <table:table-cell office:value-type="float" office:value="0.53921" calcext:value-type="float">
            <text:p>0.53921</text:p>
          </table:table-cell>
          <table:table-cell office:value-type="float" office:value="-0.481334" calcext:value-type="float">
            <text:p>-0.481334</text:p>
          </table:table-cell>
          <table:table-cell office:value-type="float" office:value="-2.24104" calcext:value-type="float">
            <text:p>-2.24104</text:p>
          </table:table-cell>
          <table:table-cell table:number-columns-repeated="20"/>
        </table:table-row>
        <table:table-row table:style-name="ro1">
          <table:table-cell office:value-type="float" office:value="0.997495" calcext:value-type="float">
            <text:p>0.997495</text:p>
          </table:table-cell>
          <table:table-cell office:value-type="float" office:value="0.0705942" calcext:value-type="float">
            <text:p>0.0705942</text:p>
          </table:table-cell>
          <table:table-cell office:value-type="float" office:value="-0.0704909" calcext:value-type="float">
            <text:p>-0.0704909</text:p>
          </table:table-cell>
          <table:table-cell office:value-type="float" office:value="-0.352013" calcext:value-type="float">
            <text:p>-0.352013</text:p>
          </table:table-cell>
          <table:table-cell table:number-columns-repeated="20"/>
        </table:table-row>
        <table:table-row table:style-name="ro1">
          <table:table-cell office:value-type="float" office:value="0.909297" calcext:value-type="float">
            <text:p>0.909297</text:p>
          </table:table-cell>
          <table:table-cell office:value-type="float" office:value="-0.415305" calcext:value-type="float">
            <text:p>-0.415305</text:p>
          </table:table-cell>
          <table:table-cell office:value-type="float" office:value="0.414698" calcext:value-type="float">
            <text:p>0.414698</text:p>
          </table:table-cell>
          <table:table-cell office:value-type="float" office:value="1.85112" calcext:value-type="float">
            <text:p>1.85112</text:p>
          </table:table-cell>
          <table:table-cell table:number-columns-repeated="20"/>
        </table:table-row>
        <table:table-row table:style-name="ro1">
          <table:table-cell office:value-type="float" office:value="0.598472" calcext:value-type="float">
            <text:p>0.598472</text:p>
          </table:table-cell>
          <table:table-cell office:value-type="float" office:value="-0.799524" calcext:value-type="float">
            <text:p>-0.799524</text:p>
          </table:table-cell>
          <table:table-cell office:value-type="float" office:value="0.890278" calcext:value-type="float">
            <text:p>0.890278</text:p>
          </table:table-cell>
          <table:table-cell office:value-type="float" office:value="1.98068" calcext:value-type="float">
            <text:p>1.98068</text:p>
          </table:table-cell>
          <table:table-cell table:number-columns-repeated="20"/>
        </table:table-row>
        <table:table-row table:style-name="ro1">
          <table:table-cell office:value-type="float" office:value="0.14112" calcext:value-type="float">
            <text:p>0.14112</text:p>
          </table:table-cell>
          <table:table-cell office:value-type="float" office:value="-1.06123" calcext:value-type="float">
            <text:p>-1.06123</text:p>
          </table:table-cell>
          <table:table-cell office:value-type="float" office:value="1.26289" calcext:value-type="float">
            <text:p>1.26289</text:p>
          </table:table-cell>
          <table:table-cell office:value-type="float" office:value="-0.364326" calcext:value-type="float">
            <text:p>-0.364326</text:p>
          </table:table-cell>
          <table:table-cell table:number-columns-repeated="20"/>
        </table:table-row>
        <table:table-row table:style-name="ro1">
          <table:table-cell office:value-type="float" office:value="-0.350783" calcext:value-type="float">
            <text:p>-0.350783</text:p>
          </table:table-cell>
          <table:table-cell office:value-type="float" office:value="-1.01836" calcext:value-type="float">
            <text:p>-1.01836</text:p>
          </table:table-cell>
          <table:table-cell office:value-type="float" office:value="1.3263" calcext:value-type="float">
            <text:p>1.3263</text:p>
          </table:table-cell>
          <table:table-cell office:value-type="float" office:value="-3.46964" calcext:value-type="float">
            <text:p>-3.46964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f’(x)</text:p>
          </table:table-cell>
          <table:table-cell office:value-type="string" calcext:value-type="string">
            <text:p>f’’’(x)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K_1</text:p>
          </table:table-cell>
          <table:table-cell/>
          <table:table-cell office:value-type="string" calcext:value-type="string">
            <text:p>w_i</text:p>
          </table:table-cell>
          <table:table-cell office:value-type="string" calcext:value-type="string">
            <text:p>f’(x)</text:p>
          </table:table-cell>
          <table:table-cell office:value-type="string" calcext:value-type="string">
            <text:p>f’’’(x)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K_2</text:p>
          </table:table-cell>
          <table:table-cell/>
          <table:table-cell office:value-type="string" calcext:value-type="string">
            <text:p>w_i</text:p>
          </table:table-cell>
          <table:table-cell office:value-type="string" calcext:value-type="string">
            <text:p>f’(x)</text:p>
          </table:table-cell>
          <table:table-cell office:value-type="string" calcext:value-type="string">
            <text:p>f’’’(x)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K_3</text:p>
          </table:table-cell>
          <table:table-cell/>
          <table:table-cell office:value-type="string" calcext:value-type="string">
            <text:p>w_i</text:p>
          </table:table-cell>
          <table:table-cell office:value-type="string" calcext:value-type="string">
            <text:p>f’(x)</text:p>
          </table:table-cell>
          <table:table-cell office:value-type="string" calcext:value-type="string">
            <text:p>f’’’(x)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K_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12])" office:value-type="float" office:value="0" calcext:value-type="float">
            <text:p>0</text:p>
          </table:table-cell>
          <table:table-cell table:formula="of:=(-[.B14]+4*[.B13]-3*[.B12])/(2*0.5)" office:value-type="float" office:value="1.07623116960892" calcext:value-type="float">
            <text:p>1.07623116960892</text:p>
          </table:table-cell>
          <table:table-cell table:formula="of:=(-3*[.B16]+14*[.B15]-24*[.B14]+18*[.B13]-5*[.B12])/(2*0.5^3)" office:value-type="float" office:value="-1.31442563413657" calcext:value-type="float">
            <text:p>-1.31442563413657</text:p>
          </table:table-cell>
          <table:table-cell table:formula="of:=-([.D12]+6*[.B12]*[.C12])" office:value-type="float" office:value="1.31442563413657" calcext:value-type="float">
            <text:p>1.31442563413657</text:p>
          </table:table-cell>
          <table:table-cell table:formula="of:=0.5*([.E12])" office:value-type="float" office:value="0.657212817068285" calcext:value-type="float">
            <text:p>0.657212817068285</text:p>
          </table:table-cell>
          <table:table-cell/>
          <table:table-cell table:formula="of:=[.B12]+(1/2)*[.F12]" office:value-type="float" office:value="0.328606408534142" calcext:value-type="float">
            <text:p>0.328606408534142</text:p>
          </table:table-cell>
          <table:table-cell table:formula="of:=(-[.H14]+4*[.H13]-3*[.H12])/(2*0.5)" office:value-type="float" office:value="-1.00171674611993" calcext:value-type="float">
            <text:p>-1.00171674611993</text:p>
          </table:table-cell>
          <table:table-cell table:formula="of:=(-3*[.H16]+14*[.H15]-24*[.H14]+18*[.H13]-5*[.H12])/(2*0.5^3)" office:value-type="float" office:value="5.67391606629587" calcext:value-type="float">
            <text:p>5.67391606629587</text:p>
          </table:table-cell>
          <table:table-cell table:formula="of:=-([.J12]+6*[.H12]*[.I12])" office:value-type="float" office:value="-3.69889281243" calcext:value-type="float">
            <text:p>-3.69889281243</text:p>
          </table:table-cell>
          <table:table-cell table:formula="of:=0.5*([.K12])" office:value-type="float" office:value="-1.849446406215" calcext:value-type="float">
            <text:p>-1.849446406215</text:p>
          </table:table-cell>
          <table:table-cell/>
          <table:table-cell table:formula="of:=[.B12]+0.5*[.L12]" office:value-type="float" office:value="-0.924723203107501" calcext:value-type="float">
            <text:p>-0.924723203107501</text:p>
          </table:table-cell>
          <table:table-cell table:formula="of:=(-[.N14]+4*[.N13]-3*[.N12])/(2*0.5)" office:value-type="float" office:value="6.11856279286085" calcext:value-type="float">
            <text:p>6.11856279286085</text:p>
          </table:table-cell>
          <table:table-cell table:formula="of:=(-3*[.N16]+14*[.N15]-24*[.N14]+18*[.N13]-5*[.N12])/(2*0.5^3)" office:value-type="float" office:value="-149.773323683986" calcext:value-type="float">
            <text:p>-149.773323683986</text:p>
          </table:table-cell>
          <table:table-cell table:formula="of:=-([.P12]+6*[.N12]*[.O12])" office:value-type="float" office:value="183.721185589358" calcext:value-type="float">
            <text:p>183.721185589358</text:p>
          </table:table-cell>
          <table:table-cell table:formula="of:=0.5*([.Q12])" office:value-type="float" office:value="91.8605927946791" calcext:value-type="float">
            <text:p>91.8605927946791</text:p>
          </table:table-cell>
          <table:table-cell/>
          <table:table-cell table:formula="of:=[.B12]+[.R12]" office:value-type="float" office:value="91.8605927946791" calcext:value-type="float">
            <text:p>91.8605927946791</text:p>
          </table:table-cell>
          <table:table-cell table:formula="of:=(-[.T14]+4*[.T13]-3*[.T12])/(2*0.5)" office:value-type="float" office:value="-669.972420427665" calcext:value-type="float">
            <text:p>-669.972420427665</text:p>
          </table:table-cell>
          <table:table-cell table:formula="of:=(-3*[.T16]+14*[.T15]-24*[.T14]+18*[.T13]-5*[.T12])/(2*0.5^3)" office:value-type="float" office:value="-6603.98742946245" calcext:value-type="float">
            <text:p>-6603.98742946245</text:p>
          </table:table-cell>
          <table:table-cell table:formula="of:=-([.V12]+6*[.T12]*[.U12])" office:value-type="float" office:value="375868.36960889" calcext:value-type="float">
            <text:p>375868.36960889</text:p>
          </table:table-cell>
          <table:table-cell table:formula="of:=0.5*([.W12])" office:value-type="float" office:value="187934.184804445" calcext:value-type="float">
            <text:p>187934.1848044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[.A13])" office:value-type="float" office:value="0.479425538604203" calcext:value-type="float">
            <text:p>0.479425538604203</text:p>
          </table:table-cell>
          <table:table-cell table:formula="of:=(-[.B15]+4*[.B14]-3*[.B13])/(2*0.5)" office:value-type="float" office:value="0.930112336814922" calcext:value-type="float">
            <text:p>0.930112336814922</text:p>
          </table:table-cell>
          <table:table-cell table:formula="of:=(-3*[.B17]+14*[.B16]-24*[.B15]+18*[.B14]-5*[.B13])/(2*0.5^3)" office:value-type="float" office:value="-1.02312840691404" calcext:value-type="float">
            <text:p>-1.02312840691404</text:p>
          </table:table-cell>
          <table:table-cell table:formula="of:=-([.D13]+6*[.B13]*[.C13])" office:value-type="float" office:value="-1.65238924132541" calcext:value-type="float">
            <text:p>-1.65238924132541</text:p>
          </table:table-cell>
          <table:table-cell table:formula="of:=0.5*([.E13])" office:value-type="float" office:value="-0.826194620662706" calcext:value-type="float">
            <text:p>-0.826194620662706</text:p>
          </table:table-cell>
          <table:table-cell/>
          <table:table-cell table:formula="of:=[.B13]+(1/2)*[.F13]" office:value-type="float" office:value="0.06632822827285" calcext:value-type="float">
            <text:p>0.06632822827285</text:p>
          </table:table-cell>
          <table:table-cell table:formula="of:=(-[.H15]+4*[.H14]-3*[.H13])/(2*0.5)" office:value-type="float" office:value="0.016365309144058" calcext:value-type="float">
            <text:p>0.016365309144058</text:p>
          </table:table-cell>
          <table:table-cell table:formula="of:=(-3*[.H17]+14*[.H16]-24*[.H15]+18*[.H14]-5*[.H13])/(2*0.5^3)" office:value-type="float" office:value="-4.67800546718215" calcext:value-type="float">
            <text:p>-4.67800546718215</text:p>
          </table:table-cell>
          <table:table-cell table:formula="of:=-([.J13]+6*[.H13]*[.I13])" office:value-type="float" office:value="4.67149257541817" calcext:value-type="float">
            <text:p>4.67149257541817</text:p>
          </table:table-cell>
          <table:table-cell table:formula="of:=0.5*([.K13])" office:value-type="float" office:value="2.33574628770909" calcext:value-type="float">
            <text:p>2.33574628770909</text:p>
          </table:table-cell>
          <table:table-cell/>
          <table:table-cell table:formula="of:=[.B13]+0.5*[.L13]" office:value-type="float" office:value="1.64729868245875" calcext:value-type="float">
            <text:p>1.64729868245875</text:p>
          </table:table-cell>
          <table:table-cell table:formula="of:=(-[.N15]+4*[.N14]-3*[.N13])/(2*0.5)" office:value-type="float" office:value="7.36945221768519" calcext:value-type="float">
            <text:p>7.36945221768519</text:p>
          </table:table-cell>
          <table:table-cell table:formula="of:=(-3*[.N17]+14*[.N16]-24*[.N15]+18*[.N14]-5*[.N13])/(2*0.5^3)" office:value-type="float" office:value="147.596837494298" calcext:value-type="float">
            <text:p>147.596837494298</text:p>
          </table:table-cell>
          <table:table-cell table:formula="of:=-([.P13]+6*[.N13]*[.O13])" office:value-type="float" office:value="-220.434971066111" calcext:value-type="float">
            <text:p>-220.434971066111</text:p>
          </table:table-cell>
          <table:table-cell table:formula="of:=0.5*([.Q13])" office:value-type="float" office:value="-110.217485533056" calcext:value-type="float">
            <text:p>-110.217485533056</text:p>
          </table:table-cell>
          <table:table-cell/>
          <table:table-cell table:formula="of:=[.B13]+[.R13]" office:value-type="float" office:value="-109.738059994451" calcext:value-type="float">
            <text:p>-109.738059994451</text:p>
          </table:table-cell>
          <table:table-cell table:formula="of:=(-[.T15]+4*[.T14]-3*[.T13])/(2*0.5)" office:value-type="float" office:value="167.281124186757" calcext:value-type="float">
            <text:p>167.281124186757</text:p>
          </table:table-cell>
          <table:table-cell table:formula="of:=(-3*[.T17]+14*[.T16]-24*[.T15]+18*[.T14]-5*[.T13])/(2*0.5^3)" office:value-type="float" office:value="822.531312498499" calcext:value-type="float">
            <text:p>822.531312498499</text:p>
          </table:table-cell>
          <table:table-cell table:formula="of:=-([.V13]+6*[.T13]*[.U13])" office:value-type="float" office:value="109320.104939175" calcext:value-type="float">
            <text:p>109320.104939175</text:p>
          </table:table-cell>
          <table:table-cell table:formula="of:=0.5*([.W13])" office:value-type="float" office:value="54660.0524695877" calcext:value-type="float">
            <text:p>54660.0524695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14])" office:value-type="float" office:value="0.841470984807896" calcext:value-type="float">
            <text:p>0.841470984807896</text:p>
          </table:table-cell>
          <table:table-cell table:formula="of:=(-[.B16]+8*[.B15]-8*[.B13]+[.B12])/(12*0.5)" office:value-type="float" office:value="0.539209692862188" calcext:value-type="float">
            <text:p>0.539209692862188</text:p>
          </table:table-cell>
          <table:table-cell table:formula="of:=(-3*[.B18]+14*[.B17]-24*[.B16]+18*[.B15]-5*[.B14])/(2*0.5^3)" office:value-type="float" office:value="-0.481333662828288" calcext:value-type="float">
            <text:p>-0.481333662828288</text:p>
          </table:table-cell>
          <table:table-cell table:formula="of:=-([.D14]+6*[.B14]*[.C14])" office:value-type="float" office:value="-2.24104220479597" calcext:value-type="float">
            <text:p>-2.24104220479597</text:p>
          </table:table-cell>
          <table:table-cell table:formula="of:=0.5*([.E14])" office:value-type="float" office:value="-1.12052110239798" calcext:value-type="float">
            <text:p>-1.12052110239798</text:p>
          </table:table-cell>
          <table:table-cell/>
          <table:table-cell table:formula="of:=[.B14]+(1/2)*[.F14]" office:value-type="float" office:value="0.281210433608905" calcext:value-type="float">
            <text:p>0.281210433608905</text:p>
          </table:table-cell>
          <table:table-cell table:formula="of:=(-[.H16]+8*[.H15]-8*[.H13]+[.H12])/(12*0.5)" office:value-type="float" office:value="0.950306250485069" calcext:value-type="float">
            <text:p>0.950306250485069</text:p>
          </table:table-cell>
          <table:table-cell table:formula="of:=(-3*[.H18]+14*[.H17]-24*[.H16]+18*[.H15]-5*[.H14])/(2*0.5^3)" office:value-type="float" office:value="-11.2167384425159" calcext:value-type="float">
            <text:p>-11.2167384425159</text:p>
          </table:table-cell>
          <table:table-cell table:formula="of:=-([.J14]+6*[.H14]*[.I14])" office:value-type="float" office:value="9.61332224595497" calcext:value-type="float">
            <text:p>9.61332224595497</text:p>
          </table:table-cell>
          <table:table-cell table:formula="of:=0.5*([.K14])" office:value-type="float" office:value="4.80666112297748" calcext:value-type="float">
            <text:p>4.80666112297748</text:p>
          </table:table-cell>
          <table:table-cell/>
          <table:table-cell table:formula="of:=[.B14]+0.5*[.L14]" office:value-type="float" office:value="3.24480154629664" calcext:value-type="float">
            <text:p>3.24480154629664</text:p>
          </table:table-cell>
          <table:table-cell table:formula="of:=(-[.N16]+8*[.N15]-8*[.N13]+[.N12])/(12*0.5)" office:value-type="float" office:value="-1.63743582759741" calcext:value-type="float">
            <text:p>-1.63743582759741</text:p>
          </table:table-cell>
          <table:table-cell table:formula="of:=(-3*[.N18]+14*[.N17]-24*[.N16]+18*[.N15]-5*[.N14])/(2*0.5^3)" office:value-type="float" office:value="122.685063670069" calcext:value-type="float">
            <text:p>122.685063670069</text:p>
          </table:table-cell>
          <table:table-cell table:formula="of:=-([.P14]+6*[.N14]*[.O14])" office:value-type="float" office:value="-90.8061378379712" calcext:value-type="float">
            <text:p>-90.8061378379712</text:p>
          </table:table-cell>
          <table:table-cell table:formula="of:=0.5*([.Q14])" office:value-type="float" office:value="-45.4030689189856" calcext:value-type="float">
            <text:p>-45.4030689189856</text:p>
          </table:table-cell>
          <table:table-cell/>
          <table:table-cell table:formula="of:=[.B14]+[.R14]" office:value-type="float" office:value="-44.5615979341777" calcext:value-type="float">
            <text:p>-44.5615979341777</text:p>
          </table:table-cell>
          <table:table-cell table:formula="of:=(-[.T16]+8*[.T15]-8*[.T13]+[.T12])/(12*0.5)" office:value-type="float" office:value="136.681927496521" calcext:value-type="float">
            <text:p>136.681927496521</text:p>
          </table:table-cell>
          <table:table-cell table:formula="of:=(-3*[.T18]+14*[.T17]-24*[.T16]+18*[.T15]-5*[.T14])/(2*0.5^3)" office:value-type="float" office:value="1196.45011873455" calcext:value-type="float">
            <text:p>1196.45011873455</text:p>
          </table:table-cell>
          <table:table-cell table:formula="of:=-([.V14]+6*[.T14]*[.U14])" office:value-type="float" office:value="35348.1404690759" calcext:value-type="float">
            <text:p>35348.1404690759</text:p>
          </table:table-cell>
          <table:table-cell table:formula="of:=0.5*([.W14])" office:value-type="float" office:value="17674.0702345379" calcext:value-type="float">
            <text:p>17674.07023453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IN([.A15])" office:value-type="float" office:value="0.997494986604055" calcext:value-type="float">
            <text:p>0.997494986604055</text:p>
          </table:table-cell>
          <table:table-cell table:formula="of:=(-[.B17]+8*[.B16]-8*[.B14]+[.B13])/(12*0.5)" office:value-type="float" office:value="0.070594155107088" calcext:value-type="float">
            <text:p>0.070594155107088</text:p>
          </table:table-cell>
          <table:table-cell table:formula="of:=(-[.B18]+8*[.B17]-13*[.B16]+13*[.B14]-8*[.B13]+[.B12])/(8*0.5^3)" office:value-type="float" office:value="-0.0704909102930476" calcext:value-type="float">
            <text:p>-0.070490910293048</text:p>
          </table:table-cell>
          <table:table-cell table:formula="of:=-([.D15]+6*[.B15]*[.C15])" office:value-type="float" office:value="-0.352012984524168" calcext:value-type="float">
            <text:p>-0.352012984524168</text:p>
          </table:table-cell>
          <table:table-cell table:formula="of:=0.5*([.E15])" office:value-type="float" office:value="-0.176006492262084" calcext:value-type="float">
            <text:p>-0.176006492262084</text:p>
          </table:table-cell>
          <table:table-cell/>
          <table:table-cell table:formula="of:=[.B15]+(1/2)*[.F15]" office:value-type="float" office:value="0.909491740473012" calcext:value-type="float">
            <text:p>0.909491740473012</text:p>
          </table:table-cell>
          <table:table-cell table:formula="of:=(-[.H17]+8*[.H16]-8*[.H14]+[.H13])/(12*0.5)" office:value-type="float" office:value="1.28326989174532" calcext:value-type="float">
            <text:p>1.28326989174532</text:p>
          </table:table-cell>
          <table:table-cell table:formula="of:=(-[.H18]+8*[.H17]-13*[.H16]+13*[.H14]-8*[.H13]+[.H12])/(8*0.5^3)" office:value-type="float" office:value="-5.68419193812466" calcext:value-type="float">
            <text:p>-5.68419193812466</text:p>
          </table:table-cell>
          <table:table-cell table:formula="of:=-([.J15]+6*[.H15]*[.I15])" office:value-type="float" office:value="-1.31854826591574" calcext:value-type="float">
            <text:p>-1.31854826591574</text:p>
          </table:table-cell>
          <table:table-cell table:formula="of:=0.5*([.K15])" office:value-type="float" office:value="-0.659274132957869" calcext:value-type="float">
            <text:p>-0.659274132957869</text:p>
          </table:table-cell>
          <table:table-cell/>
          <table:table-cell table:formula="of:=[.B15]+0.5*[.L15]" office:value-type="float" office:value="0.66785792012512" calcext:value-type="float">
            <text:p>0.66785792012512</text:p>
          </table:table-cell>
          <table:table-cell table:formula="of:=(-[.N17]+8*[.N16]-8*[.N14]+[.N13])/(12*0.5)" office:value-type="float" office:value="-3.30732329945177" calcext:value-type="float">
            <text:p>-3.30732329945177</text:p>
          </table:table-cell>
          <table:table-cell table:formula="of:=(-[.N18]+8*[.N17]-13*[.N16]+13*[.N14]-8*[.N13]+[.N12])/(8*0.5^3)" office:value-type="float" office:value="47.8745942131547" calcext:value-type="float">
            <text:p>47.8745942131547</text:p>
          </table:table-cell>
          <table:table-cell table:formula="of:=-([.P15]+6*[.N15]*[.O15])" office:value-type="float" office:value="-34.6216618534354" calcext:value-type="float">
            <text:p>-34.6216618534354</text:p>
          </table:table-cell>
          <table:table-cell table:formula="of:=0.5*([.Q15])" office:value-type="float" office:value="-17.3108309267177" calcext:value-type="float">
            <text:p>-17.3108309267177</text:p>
          </table:table-cell>
          <table:table-cell/>
          <table:table-cell table:formula="of:=[.B15]+[.R15]" office:value-type="float" office:value="-16.3133359401137" calcext:value-type="float">
            <text:p>-16.3133359401137</text:p>
          </table:table-cell>
          <table:table-cell table:formula="of:=(-[.T17]+8*[.T16]-8*[.T14]+[.T13])/(12*0.5)" office:value-type="float" office:value="55.5257556302388" calcext:value-type="float">
            <text:p>55.5257556302388</text:p>
          </table:table-cell>
          <table:table-cell table:formula="of:=(-[.T18]+8*[.T17]-13*[.T16]+13*[.T14]-8*[.T13]+[.T12])/(8*0.5^3)" office:value-type="float" office:value="641.060899664894" calcext:value-type="float">
            <text:p>641.060899664894</text:p>
          </table:table-cell>
          <table:table-cell table:formula="of:=-([.V15]+6*[.T15]*[.U15])" office:value-type="float" office:value="4793.80092988356" calcext:value-type="float">
            <text:p>4793.80092988356</text:p>
          </table:table-cell>
          <table:table-cell table:formula="of:=0.5*([.W15])" office:value-type="float" office:value="2396.90046494178" calcext:value-type="float">
            <text:p>2396.90046494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16])" office:value-type="float" office:value="0.909297426825682" calcext:value-type="float">
            <text:p>0.909297426825682</text:p>
          </table:table-cell>
          <table:table-cell table:formula="of:=(-[.B18]+8*[.B17]-8*[.B15]+[.B14])/(12*0.5)" office:value-type="float" office:value="-0.415305293875459" calcext:value-type="float">
            <text:p>-0.415305293875459</text:p>
          </table:table-cell>
          <table:table-cell table:formula="of:=(-[.B19]+8*[.B18]-13*[.B17]+13*[.B15]-8*[.B14]+[.B13])/(8*0.5^3)" office:value-type="float" office:value="0.414697904810861" calcext:value-type="float">
            <text:p>0.414697904810861</text:p>
          </table:table-cell>
          <table:table-cell table:formula="of:=-([.D16]+6*[.B16]*[.C16])" office:value-type="float" office:value="1.85111830559737" calcext:value-type="float">
            <text:p>1.85111830559737</text:p>
          </table:table-cell>
          <table:table-cell table:formula="of:=0.5*([.E16])" office:value-type="float" office:value="0.925559152798684" calcext:value-type="float">
            <text:p>0.925559152798684</text:p>
          </table:table-cell>
          <table:table-cell/>
          <table:table-cell table:formula="of:=[.B16]+(1/2)*[.F16]" office:value-type="float" office:value="1.37207700322502" calcext:value-type="float">
            <text:p>1.37207700322502</text:p>
          </table:table-cell>
          <table:table-cell table:formula="of:=(-[.H18]+8*[.H17]-8*[.H15]+[.H14])/(12*0.5)" office:value-type="float" office:value="0.284061565726391" calcext:value-type="float">
            <text:p>0.284061565726391</text:p>
          </table:table-cell>
          <table:table-cell table:formula="of:=(-[.H19]+8*[.H18]-13*[.H17]+13*[.H15]-8*[.H14]+[.H13])/(8*0.5^3)" office:value-type="float" office:value="-2.95879899892871" calcext:value-type="float">
            <text:p>-2.95879899892871</text:p>
          </table:table-cell>
          <table:table-cell table:formula="of:=-([.J16]+6*[.H16]*[.I16])" office:value-type="float" office:value="0.620272947929065" calcext:value-type="float">
            <text:p>0.620272947929065</text:p>
          </table:table-cell>
          <table:table-cell table:formula="of:=0.5*([.K16])" office:value-type="float" office:value="0.310136473964533" calcext:value-type="float">
            <text:p>0.310136473964533</text:p>
          </table:table-cell>
          <table:table-cell/>
          <table:table-cell table:formula="of:=[.B16]+0.5*[.L16]" office:value-type="float" office:value="1.06436566380795" calcext:value-type="float">
            <text:p>1.06436566380795</text:p>
          </table:table-cell>
          <table:table-cell table:formula="of:=(-[.N18]+8*[.N17]-8*[.N15]+[.N14])/(12*0.5)" office:value-type="float" office:value="5.25566309814581" calcext:value-type="float">
            <text:p>5.25566309814581</text:p>
          </table:table-cell>
          <table:table-cell table:formula="of:=(-[.N19]+8*[.N18]-13*[.N17]+13*[.N15]-8*[.N14]+[.N13])/(8*0.5^3)" office:value-type="float" office:value="-70.0787297001119" calcext:value-type="float">
            <text:p>-70.0787297001119</text:p>
          </table:table-cell>
          <table:table-cell table:formula="of:=-([.P16]+6*[.N16]*[.O16])" office:value-type="float" office:value="36.5150456468585" calcext:value-type="float">
            <text:p>36.5150456468585</text:p>
          </table:table-cell>
          <table:table-cell table:formula="of:=0.5*([.Q16])" office:value-type="float" office:value="18.2575228234292" calcext:value-type="float">
            <text:p>18.2575228234292</text:p>
          </table:table-cell>
          <table:table-cell/>
          <table:table-cell table:formula="of:=[.B16]+[.R16]" office:value-type="float" office:value="19.1668202502549" calcext:value-type="float">
            <text:p>19.1668202502549</text:p>
          </table:table-cell>
          <table:table-cell table:formula="of:=(-[.T18]+8*[.T17]-8*[.T15]+[.T14])/(12*0.5)" office:value-type="float" office:value="97.6183921498265" calcext:value-type="float">
            <text:p>97.6183921498265</text:p>
          </table:table-cell>
          <table:table-cell table:formula="of:=(-[.T19]+8*[.T18]-13*[.T17]+13*[.T15]-8*[.T14]+[.T13])/(8*0.5^3)" office:value-type="float" office:value="-38.5073261419127" calcext:value-type="float">
            <text:p>-38.5073261419127</text:p>
          </table:table-cell>
          <table:table-cell table:formula="of:=-([.V16]+6*[.T16]*[.U16])" office:value-type="float" office:value="-11187.6977265858" calcext:value-type="float">
            <text:p>-11187.6977265858</text:p>
          </table:table-cell>
          <table:table-cell table:formula="of:=0.5*([.W16])" office:value-type="float" office:value="-5593.84886329291" calcext:value-type="float">
            <text:p>-5593.8488632929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SIN([.A17])" office:value-type="float" office:value="0.598472144103957" calcext:value-type="float">
            <text:p>0.598472144103957</text:p>
          </table:table-cell>
          <table:table-cell table:formula="of:=(-[.B19]+8*[.B18]-8*[.B16]+[.B15])/(12*0.5)" office:value-type="float" office:value="-0.799523522638807" calcext:value-type="float">
            <text:p>-0.799523522638807</text:p>
          </table:table-cell>
          <table:table-cell table:formula="of:=(5*[.B17]-18*[.B16]+24*[.B15]-14*[.B14]+3*[.B13])/(2*0.5^3)" office:value-type="float" office:value="0.890278178627508" calcext:value-type="float">
            <text:p>0.890278178627508</text:p>
          </table:table-cell>
          <table:table-cell table:formula="of:=-([.D17]+6*[.B17]*[.C17])" office:value-type="float" office:value="1.98067716250366" calcext:value-type="float">
            <text:p>1.98067716250366</text:p>
          </table:table-cell>
          <table:table-cell table:formula="of:=0.5*([.E17])" office:value-type="float" office:value="0.990338581251831" calcext:value-type="float">
            <text:p>0.990338581251831</text:p>
          </table:table-cell>
          <table:table-cell/>
          <table:table-cell table:formula="of:=[.B17]+(1/2)*[.F17]" office:value-type="float" office:value="1.09364143472987" calcext:value-type="float">
            <text:p>1.09364143472987</text:p>
          </table:table-cell>
          <table:table-cell table:formula="of:=(-[.H19]+8*[.H18]-8*[.H16]+[.H15])/(12*0.5)" office:value-type="float" office:value="-1.40810366971972" calcext:value-type="float">
            <text:p>-1.40810366971972</text:p>
          </table:table-cell>
          <table:table-cell table:formula="of:=(5*[.H17]-18*[.H16]+24*[.H15]-14*[.H14]+3*[.H13])/(2*0.5^3)" office:value-type="float" office:value="-4.55735399501957" calcext:value-type="float">
            <text:p>-4.55735399501957</text:p>
          </table:table-cell>
          <table:table-cell table:formula="of:=-([.J17]+6*[.H17]*[.I17])" office:value-type="float" office:value="13.7971171006236" calcext:value-type="float">
            <text:p>13.7971171006236</text:p>
          </table:table-cell>
          <table:table-cell table:formula="of:=0.5*([.K17])" office:value-type="float" office:value="6.8985585503118" calcext:value-type="float">
            <text:p>6.8985585503118</text:p>
          </table:table-cell>
          <table:table-cell/>
          <table:table-cell table:formula="of:=[.B17]+0.5*[.L17]" office:value-type="float" office:value="4.04775141925986" calcext:value-type="float">
            <text:p>4.04775141925986</text:p>
          </table:table-cell>
          <table:table-cell table:formula="of:=(-[.N19]+8*[.N18]-8*[.N16]+[.N15])/(12*0.5)" office:value-type="float" office:value="-1.61267798563074" calcext:value-type="float">
            <text:p>-1.61267798563074</text:p>
          </table:table-cell>
          <table:table-cell table:formula="of:=(5*[.N17]-18*[.N16]+24*[.N15]-14*[.N14]+3*[.N13])/(2*0.5^3)" office:value-type="float" office:value="-93.5062414800704" calcext:value-type="float">
            <text:p>-93.5062414800704</text:p>
          </table:table-cell>
          <table:table-cell table:formula="of:=-([.P17]+6*[.N17]*[.O17])" office:value-type="float" office:value="132.672559110946" calcext:value-type="float">
            <text:p>132.672559110946</text:p>
          </table:table-cell>
          <table:table-cell table:formula="of:=0.5*([.Q17])" office:value-type="float" office:value="66.336279555473" calcext:value-type="float">
            <text:p>66.336279555473</text:p>
          </table:table-cell>
          <table:table-cell/>
          <table:table-cell table:formula="of:=[.B17]+[.R17]" office:value-type="float" office:value="66.934751699577" calcext:value-type="float">
            <text:p>66.934751699577</text:p>
          </table:table-cell>
          <table:table-cell table:formula="of:=(-[.T19]+8*[.T18]-8*[.T16]+[.T15])/(12*0.5)" office:value-type="float" office:value="104.552531958824" calcext:value-type="float">
            <text:p>104.552531958824</text:p>
          </table:table-cell>
          <table:table-cell table:formula="of:=(5*[.T17]-18*[.T16]+24*[.T15]-14*[.T14]+3*[.T13])/(2*0.5^3)" office:value-type="float" office:value="-428.803509897193" calcext:value-type="float">
            <text:p>-428.803509897193</text:p>
          </table:table-cell>
          <table:table-cell table:formula="of:=-([.V17]+6*[.T17]*[.U17])" office:value-type="float" office:value="-41560.3830874585" calcext:value-type="float">
            <text:p>-41560.3830874585</text:p>
          </table:table-cell>
          <table:table-cell table:formula="of:=0.5*([.W17])" office:value-type="float" office:value="-20780.1915437292" calcext:value-type="float">
            <text:p>-20780.1915437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18])" office:value-type="float" office:value="0.141120008059867" calcext:value-type="float">
            <text:p>0.141120008059867</text:p>
          </table:table-cell>
          <table:table-cell table:formula="of:=(3*[.B18]-4*[.B17]+[.B16])/(2*0.5)" office:value-type="float" office:value="-1.06123112541054" calcext:value-type="float">
            <text:p>-1.06123112541054</text:p>
          </table:table-cell>
          <table:table-cell table:formula="of:=(5*[.B18]-18*[.B17]+24*[.B16]-14*[.B15]+3*[.B14])/(2*0.5^3)" office:value-type="float" office:value="1.26289132884562" calcext:value-type="float">
            <text:p>1.26289132884562</text:p>
          </table:table-cell>
          <table:table-cell table:formula="of:=-([.D18]+6*[.B18]*[.C18])" office:value-type="float" office:value="-0.364325659017709" calcext:value-type="float">
            <text:p>-0.364325659017709</text:p>
          </table:table-cell>
          <table:table-cell table:formula="of:=0.5*([.E18])" office:value-type="float" office:value="-0.182162829508854" calcext:value-type="float">
            <text:p>-0.182162829508854</text:p>
          </table:table-cell>
          <table:table-cell/>
          <table:table-cell table:formula="of:=[.B18]+(1/2)*[.F18]" office:value-type="float" office:value="0.05003859330544" calcext:value-type="float">
            <text:p>0.05003859330544</text:p>
          </table:table-cell>
          <table:table-cell table:formula="of:=(3*[.H18]-4*[.H17]+[.H16])/(2*0.5)" office:value-type="float" office:value="-2.85237295577815" calcext:value-type="float">
            <text:p>-2.85237295577815</text:p>
          </table:table-cell>
          <table:table-cell table:formula="of:=(5*[.H18]-18*[.H17]+24*[.H16]-14*[.H15]+3*[.H14])/(2*0.5^3)" office:value-type="float" office:value="6.42096861197845" calcext:value-type="float">
            <text:p>6.42096861197845</text:p>
          </table:table-cell>
          <table:table-cell table:formula="of:=-([.J18]+6*[.H18]*[.I18])" office:value-type="float" office:value="-5.56459623024074" calcext:value-type="float">
            <text:p>-5.56459623024074</text:p>
          </table:table-cell>
          <table:table-cell table:formula="of:=0.5*([.K18])" office:value-type="float" office:value="-2.78229811512037" calcext:value-type="float">
            <text:p>-2.78229811512037</text:p>
          </table:table-cell>
          <table:table-cell/>
          <table:table-cell table:formula="of:=[.B18]+0.5*[.L18]" office:value-type="float" office:value="-1.25002904950032" calcext:value-type="float">
            <text:p>-1.25002904950032</text:p>
          </table:table-cell>
          <table:table-cell table:formula="of:=(3*[.N18]-4*[.N17]+[.N16])/(2*0.5)" office:value-type="float" office:value="-18.8767271617324" calcext:value-type="float">
            <text:p>-18.8767271617324</text:p>
          </table:table-cell>
          <table:table-cell table:formula="of:=(5*[.N18]-18*[.N17]+24*[.N16]-14*[.N15]+3*[.N14])/(2*0.5^3)" office:value-type="float" office:value="-212.7220044226" calcext:value-type="float">
            <text:p>-212.7220044226</text:p>
          </table:table-cell>
          <table:table-cell table:formula="of:=-([.P18]+6*[.N18]*[.O18])" office:value-type="float" office:value="71.1432605526567" calcext:value-type="float">
            <text:p>71.1432605526567</text:p>
          </table:table-cell>
          <table:table-cell table:formula="of:=0.5*([.Q18])" office:value-type="float" office:value="35.5716302763283" calcext:value-type="float">
            <text:p>35.5716302763283</text:p>
          </table:table-cell>
          <table:table-cell/>
          <table:table-cell table:formula="of:=[.B18]+[.R18]" office:value-type="float" office:value="35.7127502843882" calcext:value-type="float">
            <text:p>35.7127502843882</text:p>
          </table:table-cell>
          <table:table-cell table:formula="of:=(3*[.T18]-4*[.T17]+[.T16])/(2*0.5)" office:value-type="float" office:value="-141.433935694888" calcext:value-type="float">
            <text:p>-141.433935694888</text:p>
          </table:table-cell>
          <table:table-cell table:formula="of:=(5*[.T18]-18*[.T17]+24*[.T16]-14*[.T15]+3*[.T14])/(2*0.5^3)" office:value-type="float" office:value="-1886.22473522107" calcext:value-type="float">
            <text:p>-1886.22473522107</text:p>
          </table:table-cell>
          <table:table-cell table:formula="of:=-([.V18]+6*[.T18]*[.U18])" office:value-type="float" office:value="32192.1936984797" calcext:value-type="float">
            <text:p>32192.1936984797</text:p>
          </table:table-cell>
          <table:table-cell table:formula="of:=0.5*([.W18])" office:value-type="float" office:value="16096.0968492398" calcext:value-type="float">
            <text:p>16096.096849239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SIN([.A19])" office:value-type="float" office:value="-0.35078322768962" calcext:value-type="float">
            <text:p>-0.35078322768962</text:p>
          </table:table-cell>
          <table:table-cell table:formula="of:=(3*[.B19]-4*[.B18]+[.B17])/(2*0.5)" office:value-type="float" office:value="-1.01835757120437" calcext:value-type="float">
            <text:p>-1.01835757120437</text:p>
          </table:table-cell>
          <table:table-cell table:formula="of:=(5*[.B19]-18*[.B18]+24*[.B17]-14*[.B16]+3*[.B15])/(2*0.5^3)" office:value-type="float" office:value="1.32630463688748" calcext:value-type="float">
            <text:p>1.32630463688748</text:p>
          </table:table-cell>
          <table:table-cell table:formula="of:=-([.D19]+6*[.B19]*[.C19])" office:value-type="float" office:value="-3.46964117150287" calcext:value-type="float">
            <text:p>-3.46964117150287</text:p>
          </table:table-cell>
          <table:table-cell table:formula="of:=0.5*([.E19])" office:value-type="float" office:value="-1.73482058575143" calcext:value-type="float">
            <text:p>-1.73482058575143</text:p>
          </table:table-cell>
          <table:table-cell/>
          <table:table-cell table:formula="of:=[.B19]+(1/2)*[.F19]" office:value-type="float" office:value="-1.21819352056534" calcext:value-type="float">
            <text:p>-1.21819352056534</text:p>
          </table:table-cell>
          <table:table-cell table:formula="of:=(3*[.H19]-4*[.H18]+[.H17])/(2*0.5)" office:value-type="float" office:value="-2.7610935001879" calcext:value-type="float">
            <text:p>-2.7610935001879</text:p>
          </table:table-cell>
          <table:table-cell table:formula="of:=(5*[.H19]-18*[.H18]+24*[.H17]-14*[.H16]+3*[.H15])/(2*0.5^3)" office:value-type="float" office:value="11.1005173098442" calcext:value-type="float">
            <text:p>11.1005173098442</text:p>
          </table:table-cell>
          <table:table-cell table:formula="of:=-([.J19]+6*[.H19]*[.I19])" office:value-type="float" office:value="-31.2817945794679" calcext:value-type="float">
            <text:p>-31.2817945794679</text:p>
          </table:table-cell>
          <table:table-cell table:formula="of:=0.5*([.K19])" office:value-type="float" office:value="-15.640897289734" calcext:value-type="float">
            <text:p>-15.640897289734</text:p>
          </table:table-cell>
          <table:table-cell/>
          <table:table-cell table:formula="of:=[.B19]+0.5*[.L19]" office:value-type="float" office:value="-8.1712318725566" calcext:value-type="float">
            <text:p>-8.1712318725566</text:p>
          </table:table-cell>
          <table:table-cell table:formula="of:=(3*[.N19]-4*[.N18]+[.N17])/(2*0.5)" office:value-type="float" office:value="-15.4658280004087" calcext:value-type="float">
            <text:p>-15.4658280004087</text:p>
          </table:table-cell>
          <table:table-cell table:formula="of:=(5*[.N19]-18*[.N18]+24*[.N17]-14*[.N16]+3*[.N15])/(2*0.5^3)" office:value-type="float" office:value="263.571408230094" calcext:value-type="float">
            <text:p>263.571408230094</text:p>
          </table:table-cell>
          <table:table-cell table:formula="of:=-([.P19]+6*[.N19]*[.O19])" office:value-type="float" office:value="-1021.8206083846" calcext:value-type="float">
            <text:p>-1021.8206083846</text:p>
          </table:table-cell>
          <table:table-cell table:formula="of:=0.5*([.Q19])" office:value-type="float" office:value="-510.9103041923" calcext:value-type="float">
            <text:p>-510.9103041923</text:p>
          </table:table-cell>
          <table:table-cell/>
          <table:table-cell table:formula="of:=[.B19]+[.R19]" office:value-type="float" office:value="-511.26108741999" calcext:value-type="float">
            <text:p>-511.26108741999</text:p>
          </table:table-cell>
          <table:table-cell table:formula="of:=(3*[.T19]-4*[.T18]+[.T17])/(2*0.5)" office:value-type="float" office:value="-1609.69951169794" calcext:value-type="float">
            <text:p>-1609.69951169794</text:p>
          </table:table-cell>
          <table:table-cell table:formula="of:=(5*[.T19]-18*[.T18]+24*[.T17]-14*[.T16]+3*[.T15])/(2*0.5^3)" office:value-type="float" office:value="-7639.90557101199" calcext:value-type="float">
            <text:p>-7639.90557101199</text:p>
          </table:table-cell>
          <table:table-cell table:formula="of:=-([.V19]+6*[.T19]*[.U19])" office:value-type="float" office:value="-4930220.43104969" calcext:value-type="float">
            <text:p>-4930220.43104969</text:p>
          </table:table-cell>
          <table:table-cell table:formula="of:=0.5*([.W19])" office:value-type="float" office:value="-2465110.21552484" calcext:value-type="float">
            <text:p>-2465110.21552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8:14:10.368985363</meta:creation-date>
    <dc:date>2019-04-19T00:26:29.305901013</dc:date>
    <meta:editing-duration>PT1H9M47S</meta:editing-duration>
    <meta:editing-cycles>1</meta:editing-cycles>
    <meta:document-statistic meta:table-count="1" meta:cell-count="226" meta:object-count="0"/>
    <meta:generator>LibreOffice/6.0.7.3$Linux_X86_64 LibreOffice_project/00m0$Build-3</meta:generator>
  </office:meta>
</office:document-meta>
</file>